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E62D1247D805F7DE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3d234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9be5" officeooo:paragraph-rsid="001c9be5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paragraph-rsid="003cbbb6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2ae23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d234" officeooo:paragraph-rsid="0013d234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3cbbb6" officeooo:paragraph-rsid="003cbbb6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cac1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5be1d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13d234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d234" officeooo:paragraph-rsid="0013d23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5b092" style:font-name-asian="OzHandicraft BT" style:font-size-asian="14pt" style:font-name-complex="OzHandicraft BT" style:font-size-complex="14pt"/>
    </style:style>
    <style:style style:name="P28" style:family="paragraph">
      <style:paragraph-properties fo:text-align="center"/>
    </style:style>
    <style:style style:name="P29" style:family="paragraph">
      <loext:graphic-properties draw:fill-color="#ff3300"/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d23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color="#000000" style:font-name="NanumGothic" fo:font-size="16pt" fo:font-weight="bold" officeooo:rsid="0013d234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color="#000000" style:font-name="NanumGothic" fo:font-size="16pt" fo:font-weight="bold" officeooo:rsid="003e3b06" style:font-name-asian="OzHandicraft BT" style:font-size-asian="16pt" style:font-weight-asian="bold" style:font-name-complex="OzHandicraft BT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06bdb" style:font-size-asian="16pt" style:font-size-complex="16pt"/>
    </style:style>
    <style:style style:name="T15" style:family="text">
      <style:text-properties officeooo:rsid="000ac1f6"/>
    </style:style>
    <style:style style:name="T16" style:family="text">
      <style:text-properties officeooo:rsid="000d5f34"/>
    </style:style>
    <style:style style:name="T17" style:family="text">
      <style:text-properties officeooo:rsid="0013dcd5"/>
    </style:style>
    <style:style style:name="T18" style:family="text">
      <style:text-properties officeooo:rsid="0017cac1"/>
    </style:style>
    <style:style style:name="T19" style:family="text">
      <style:text-properties officeooo:rsid="002d37b7"/>
    </style:style>
    <style:style style:name="T20" style:family="text">
      <style:text-properties officeooo:rsid="002e47d3"/>
    </style:style>
    <style:style style:name="T21" style:family="text">
      <style:text-properties officeooo:rsid="00304a4a"/>
    </style:style>
    <style:style style:name="T22" style:family="text">
      <style:text-properties officeooo:rsid="0030daaf"/>
    </style:style>
    <style:style style:name="T23" style:family="text">
      <style:text-properties officeooo:rsid="00328c6c"/>
    </style:style>
    <style:style style:name="T24" style:family="text">
      <style:text-properties officeooo:rsid="0039bb23"/>
    </style:style>
    <style:style style:name="T25" style:family="text">
      <style:text-properties officeooo:rsid="003ba10f"/>
    </style:style>
    <style:style style:name="T26" style:family="text">
      <style:text-properties officeooo:rsid="003cbbb6"/>
    </style:style>
    <style:style style:name="T27" style:family="text">
      <style:text-properties officeooo:rsid="003cc2a7"/>
    </style:style>
    <style:style style:name="T28" style:family="text">
      <style:text-properties officeooo:rsid="003d4715"/>
    </style:style>
    <style:style style:name="T29" style:family="text">
      <style:text-properties officeooo:rsid="003e3b06"/>
    </style:style>
    <style:style style:name="T30" style:family="text">
      <style:text-properties officeooo:rsid="003e9cdc"/>
    </style:style>
    <style:style style:name="T31" style:family="text">
      <style:text-properties officeooo:rsid="00402bf7"/>
    </style:style>
    <style:style style:name="T32" style:family="text">
      <style:text-properties officeooo:rsid="00419192"/>
    </style:style>
    <style:style style:name="T33" style:family="text">
      <style:text-properties officeooo:rsid="00435aaf"/>
    </style:style>
    <style:style style:name="T34" style:family="text">
      <style:text-properties officeooo:rsid="00439115"/>
    </style:style>
    <style:style style:name="T35" style:family="text">
      <style:text-properties officeooo:rsid="0045292d"/>
    </style:style>
    <style:style style:name="T36" style:family="text">
      <style:text-properties officeooo:rsid="0045664f"/>
    </style:style>
    <style:style style:name="T37" style:family="text">
      <style:text-properties officeooo:rsid="0045b092"/>
    </style:style>
    <style:style style:name="T38" style:family="text">
      <style:text-properties officeooo:rsid="004761d4"/>
    </style:style>
    <style:style style:name="T39" style:family="text">
      <style:text-properties officeooo:rsid="004927d0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002cm" fo:min-width="0.0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fill-color="#ff3300" draw:textarea-vertical-align="middle" draw:auto-grow-height="false" fo:min-height="0.187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5" draw:name="Shape1" draw:style-name="gr2" draw:text-style-name="P28" svg:width="0.003cm" svg:height="0.003cm" svg:x="17.242cm" svg:y="12.453cm">
        <text:p/>
        <draw:enhanced-geometry svg:viewBox="0 0 780 907" draw:mirror-horizontal="true" draw:mirror-vertical="true" draw:type="non-primitive" draw:enhanced-path="M 390 0 L 492 276 780 228 594 457 780 679 492 631 390 907 288 631 0 679 186 457 0 228 288 276 390 0 Z N"/>
      </draw:custom-shape>
      <text:p text:style-name="P2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4"/>
      <text:p text:style-name="P4"/>
      <text:p text:style-name="P4"/>
      <text:p text:style-name="P7"/>
      <text:p text:style-name="P8"><draw:frame draw:style-name="fr2" draw:name="Object1" text:anchor-type="paragraph" svg:x="-7.696cm" svg:y="6.454cm" svg:width="6.279cm" svg:height="11.294cm" draw:z-index="6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25">Crank biter bitter</text:span> <text:s text:c="64"/></text:p>
      <text:p text:style-name="P9">Brew Date: <text:s text:c="4"/><text:span text:style-name="T26">Apr 9’18</text:span> <text:s text:c="61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046</text:span><text:span text:style-name="T2"> <text:s text:c="14"/><text:tab/><text:tab/><text:tab/><text:tab/></text:span><text:span text:style-name="T1"> <text:s/></text:span></text:p>
      <text:p text:style-name="P1"><draw:line text:anchor-type="paragraph" draw:z-index="1" draw:style-name="gr1" draw:text-style-name="P28" svg:x1="1.543cm" svg:y1="0.624cm" svg:x2="1.622cm" svg:y2="6.577cm"><text:p/></draw:line><draw:line text:anchor-type="paragraph" draw:z-index="2" draw:style-name="gr1" draw:text-style-name="P28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0">1.0<text:span text:style-name="T26">8</text:span> <text:s text:c="7"/># <text:s text:c="8"/>ESB</text:p>
      <text:p text:style-name="P11">10.92 <text:s text:c="5"/># <text:s text:c="5"/>Maris Otter</text:p>
      <text:p text:style-name="P10"><text:span text:style-name="T26">3</text:span> <text:s text:c="4"/># <text:s text:c="8"/>Crystal <text:span text:style-name="T26">20L</text:span></text:p>
      <text:p text:style-name="P10">3 <text:s text:c="9"/># <text:s text:c="8"/><text:span text:style-name="T26">Victory</text:span> </text:p>
      <text:p text:style-name="P10">1 <text:s text:c="9"/># <text:s text:c="8"/>Wheat </text:p>
      <text:p text:style-name="P10">1 <text:s text:c="8"/>tsp <text:s text:c="7"/>NaCl(mash)</text:p>
      <text:p text:style-name="P10">1 <text:s text:c="8"/>tsp <text:s text:c="7"/>NaCl(sparge)</text:p>
      <text:p text:style-name="P10"><draw:custom-shape text:anchor-type="paragraph" draw:z-index="7" draw:name="Shape2" draw:style-name="gr3" draw:text-style-name="P29" svg:width="0.795cm" svg:height="0.556cm" svg:x="17.141cm" svg:y="0.13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29">4</text:span> <text:s text:c="8"/>tsp <text:s text:c="7"/>supercharge</text:p>
      <text:p text:style-name="P10"><text:span text:style-name="T27">1</text:span> <text:s text:c="8"/>tabs <text:s text:c="5"/>irish moss</text:p>
      <text:p text:style-name="P8"/>
      <text:p text:style-name="P8"/>
      <text:p text:style-name="P8"/>
      <text:p text:style-name="P8"><draw:line text:anchor-type="paragraph" draw:z-index="4" draw:style-name="gr1" draw:text-style-name="P28" svg:x1="7.762cm" svg:y1="0.086cm" svg:x2="7.841cm" svg:y2="3.526cm"><text:p/></draw:line>Qt <text:s/>oz/g <text:s text:c="2"/>Hop/Seasoning <text:s text:c="14"/><text:span text:style-name="T15">Time</text:span></text:p>
      <text:p text:style-name="P22"><draw:line text:anchor-type="paragraph" draw:z-index="3" draw:style-name="gr1" draw:text-style-name="P28" svg:x1="2.549cm" svg:y1="0.012cm" svg:x2="2.628cm" svg:y2="3.452cm"><text:p/></draw:line> </text:p>
      <text:p text:style-name="P23"><text:span text:style-name="T34">65</text:span> <text:s text:c="2"/>g <text:s text:c="8"/>NB <text:s text:c="30"/><text:span text:style-name="T23">6</text:span>0min</text:p>
      <text:p text:style-name="P23"><text:span text:style-name="T34">30</text:span> <text:s text:c="2"/>g <text:s text:c="8"/>Golding <text:s text:c="22"/>30min</text:p>
      <text:p text:style-name="P23"><text:span text:style-name="T34">30</text:span> <text:s text:c="2"/>g <text:s text:c="9"/>Golding <text:s text:c="21"/>15min</text:p>
      <text:p text:style-name="P2"><text:span text:style-name="T10"><text:s text:c="3"/></text:span><text:span text:style-name="T12">1</text:span><text:span text:style-name="T11"> <text:s text:c="2"/>tabs <text:s text:c="4"/>irish moss</text:span></text:p>
      <text:p text:style-name="P2"><text:span text:style-name="T10"><text:s text:c="42"/></text:span><text:span text:style-name="T5"><text:s text:c="762"/></text:span><text:span text:style-name="T7">Stage <text:s text:c="13"/>Date <text:s text:c="17"/></text:span></text:p>
      <text:p text:style-name="P12">Primary: <text:s text:c="3"/><text:span text:style-name="T38">April 9’18</text:span></text:p>
      <text:p text:style-name="P12">Racked:<text:tab/><text:tab/><text:tab/><text:tab/><text:tab/><text:tab/></text:p>
      <text:p text:style-name="P12">Racked:</text:p>
      <text:p text:style-name="P12">Bottled:<text:tab/><text:tab/><text:tab/><text:tab/><text:tab/></text:p>
      <text:p text:style-name="P12">Kegged: <text:s text:c="11"/></text:p>
      <text:p text:style-name="P12">Re-Kegged:</text:p>
      <text:p text:style-name="P1"><text:span text:style-name="T7">Purged:</text:span><text:span text:style-name="T4"><text:tab/><text:tab/><text:tab/><text:tab/><text:tab/><text:tab/>Charged:</text:span></text:p>
      <text:p text:style-name="P12"/>
      <text:p text:style-name="P12"/>
      <text:p text:style-name="P12"/>
      <text:p text:style-name="P12"><draw:frame draw:style-name="fr3" draw:name="Object2" text:anchor-type="paragraph" svg:x="9.296cm" svg:y="0.03cm" svg:width="11.654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2">Start Time:<text:span text:style-name="T16"> 7am</text:span></text:p>
      <text:p text:style-name="P12">Fill mash tun:<text:span text:style-name="T28">Sun</text:span><text:tab/></text:p>
      <text:p text:style-name="P12">Fill sparge kettle: <text:tab/><text:span text:style-name="T28">Sun</text:span><text:tab/><text:tab/><text:tab/></text:p>
      <text:p text:style-name="P12">Fire burners: <text:span text:style-name="T28">7</text:span>am</text:p>
      <text:p text:style-name="P12">Heat Mash Tun : Target Temp: <text:span text:style-name="T19">66</text:span> <text:s text:c="4"/></text:p>
      <text:p text:style-name="P12">Heat Sparge Kettle: Target Temp: <text:span text:style-name="T19">68</text:span></text:p>
      <text:p text:style-name="P12">Target Temp (Mash): <text:span text:style-name="T19">66</text:span></text:p>
      <text:p text:style-name="P12">Grind grain: <text:span text:style-name="T28">8am</text:span></text:p>
      <text:p text:style-name="P12">sparge temp:<text:span text:style-name="T19">67</text:span></text:p>
      <text:p text:style-name="P12">Strike Temp: <text:span text:style-name="T19">66</text:span></text:p>
      <text:p text:style-name="P12">pump temp: <text:s/><text:span text:style-name="T19">66</text:span></text:p>
      <text:p text:style-name="P21">Temp: <text:span text:style-name="T19">65</text:span></text:p>
      <text:p text:style-name="P12">Mash: Duration: <text:span text:style-name="T16">90</text:span> <text:s text:c="6"/>minutes <text:s text:c="7"/></text:p>
      <text:p text:style-name="P12">Start: <text:s/><text:span text:style-name="T29">8:20am</text:span> <text:s/>Finish: <text:span text:style-name="T29">9:50am</text:span></text:p>
      <text:p text:style-name="P12">Heat (to deactivate enzymes)<text:tab/><text:tab/></text:p>
      <text:p text:style-name="P14">Target Temp: <text:span text:style-name="T19">75.5</text:span> <text:s text:c="2"/></text:p>
      <text:p text:style-name="P14">Start: <text:span text:style-name="T30">9:50am</text:span> <text:s text:c="6"/></text:p>
      <text:p text:style-name="P12">Finish: <text:span text:style-name="T31">10:12am</text:span></text:p>
      <text:p text:style-name="P12">Heat Sparge H20 (Target<text:span text:style-name="T20">80</text:span>◦) <text:s text:c="7"/></text:p>
      <text:p text:style-name="P15">Sparge: </text:p>
      <text:p text:style-name="P15">Start: <text:s/><text:span text:style-name="T31">10:12am</text:span></text:p>
      <text:p text:style-name="P18">Finish:<text:span text:style-name="T32">11:09 am </text:span></text:p>
      <text:p text:style-name="P18">Wort collected: <text:s text:c="2"/><text:span text:style-name="T18">up to rivets in boiler</text:span></text:p>
      <text:p text:style-name="P19">Boil : Burner On: <text:s/></text:p>
      <text:p text:style-name="P12">Rolling Boil: <text:span text:style-name="T33">11:40</text:span> <text:s text:c="2"/><text:span text:style-name="T32">am</text:span></text:p>
      <text:p text:style-name="P20">Hops In: <text:s/><text:span text:style-name="T33">12:10</text:span> <text:span text:style-name="T23">pm</text:span> </text:p>
      <text:p text:style-name="P20">Hops In: <text:span text:style-name="T33">12:40</text:span> <text:s text:c="5"/>Hops-<text:span text:style-name="T23">whirlflock </text:span>In: <text:s text:c="2"/><text:span text:style-name="T33">12:55</text:span> <text:s text:c="2"/></text:p>
      <text:p text:style-name="P16">Duration: 90 min <text:s/></text:p>
      <text:p text:style-name="P16">Start: <text:s/><text:span text:style-name="T33">11:40am</text:span></text:p>
      <text:p text:style-name="P12">Finish: <text:s/><text:span text:style-name="T33">1:10pm</text:span> <text:s text:c="4"/></text:p>
      <text:p text:style-name="P12">Burner Off: <text:span text:style-name="T35">1:18pm</text:span></text:p>
      <text:p text:style-name="P27">Rest 15 min <text:s text:c="2"/></text:p>
      <text:p text:style-name="P27"><text:span text:style-name="T37">pump&amp;chill</text:span> <text:s text:c="4"/></text:p>
      <text:p text:style-name="P17">Start: <text:s/><text:span text:style-name="T36">1:33</text:span></text:p>
      <text:p text:style-name="P17">Finish: <text:span text:style-name="T39">2:10pm</text:span> </text:p>
      <text:p text:style-name="P12">OG : <text:s/><text:span text:style-name="T37">1.050</text:span></text:p>
      <text:p text:style-name="P13">Yeast: <text:span text:style-name="T14">Nottingham</text:span><text:span text:style-name="T13"> Yeast</text:span> <text:s/></text:p>
      <text:p text:style-name="P12">Irish Moss</text:p>
      <text:p text:style-name="P6">Notes: <text:span text:style-name="T17">less grain/less temp drop at mash in/ revert to 65/68.3/65/then raise sparge to <text:s/>71.1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9T14:17:18.516517593</dc:date>
    <meta:editing-duration>PT3H52M59S</meta:editing-duration>
    <meta:editing-cycles>33</meta:editing-cycles>
    <meta:document-statistic meta:table-count="0" meta:image-count="0" meta:object-count="3" meta:page-count="2" meta:paragraph-count="68" meta:word-count="218" meta:character-count="2603" meta:non-whitespace-character-count="10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53cm" svg:height="8.999cm" xlink:href="." xlink:type="simple" chart:class="chart:line" chart:style-name="ch1">
        <chart:title svg:x="3.216cm" svg:y="0.315cm" chart:style-name="ch2">
          <text:p>Crank biter bitter Apr 9'18</text:p>
        </chart:title>
        <chart:legend chart:legend-position="end" svg:x="8.986cm" svg:y="3.702cm" style:legend-expansion="high" chart:style-name="ch3"/>
        <chart:plot-area chart:style-name="ch4" chart:data-source-has-labels="both" svg:x="0.763cm" svg:y="1.301cm" svg:width="8.549cm" svg:height="6.739cm">
          <chartooo:coordinate-region svg:x="1.597cm" svg:y="1.5cm" svg:width="7.715cm" svg:height="5.318cm"/>
          <chart:axis chart:dimension="x" chart:name="primary-x" chart:style-name="ch5" chartooo:axis-type="auto">
            <chartooo:date-scale/>
            <chart:title svg:x="4.675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0.6">
                <text:p>70.6</text:p>
              </table:table-cell>
              <table:table-cell office:value-type="float" office:value="63.6">
                <text:p>63.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1">
                <text:p>71.1</text:p>
              </table:table-cell>
              <table:table-cell office:value-type="float" office:value="64.8">
                <text:p>64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4">
                <text:p>66.4</text:p>
              </table:table-cell>
              <table:table-cell office:value-type="float" office:value="63.2">
                <text:p>63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6">
                <text:p>70.6</text:p>
              </table:table-cell>
              <table:table-cell office:value-type="float" office:value="64.2">
                <text:p>64.2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5.3">
                <text:p>65.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6.5">
                <text:p>66.5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5">
                <text:p>73.5</text:p>
              </table:table-cell>
              <table:table-cell office:value-type="float" office:value="67.2">
                <text:p>67.2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6">
                <text:p>76.6</text:p>
              </table:table-cell>
              <table:table-cell office:value-type="float" office:value="70.2">
                <text:p>70.2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.2">
                <text:p>81.2</text:p>
              </table:table-cell>
              <table:table-cell office:value-type="float" office:value="74.8">
                <text:p>74.8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.8">
                <text:p>81.8</text:p>
              </table:table-cell>
              <table:table-cell office:value-type="float" office:value="75.5">
                <text:p>75.5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